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25431" officeooo:paragraph-rsid="0002543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32988" officeooo:paragraph-rsid="0003298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53ba8" officeooo:paragraph-rsid="00053ba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69741" officeooo:paragraph-rsid="0006974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9e2b0" officeooo:paragraph-rsid="000d59a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d59a9" officeooo:paragraph-rsid="000d59a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eb555" officeooo:paragraph-rsid="00105ea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05ea8" officeooo:paragraph-rsid="00105ea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1ace5" officeooo:paragraph-rsid="0011ace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1ace5" officeooo:paragraph-rsid="0012be63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weight="normal" officeooo:rsid="0001b504" officeooo:paragraph-rsid="0001b504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048923" officeooo:paragraph-rsid="00048923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032988" officeooo:paragraph-rsid="00032988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032988" officeooo:paragraph-rsid="001def0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4c46e" officeooo:paragraph-rsid="0014c46e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def06" officeooo:paragraph-rsid="001def06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05ea8" officeooo:paragraph-rsid="001def06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italic" fo:font-weight="normal" officeooo:rsid="000d59a9" officeooo:paragraph-rsid="000d59a9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italic" fo:font-weight="normal" officeooo:rsid="00032988" officeooo:paragraph-rsid="00032988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0pt" fo:font-style="italic" fo:font-weight="normal" officeooo:rsid="0012be63" officeooo:paragraph-rsid="0012be63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0pt" fo:font-style="italic" fo:font-weight="normal" officeooo:rsid="001580b4" officeooo:paragraph-rsid="001580b4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italic" fo:font-weight="normal" officeooo:rsid="00032988" officeooo:paragraph-rsid="001def06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italic" fo:font-weight="normal" officeooo:rsid="00032988" officeooo:paragraph-rsid="002847de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italic" fo:font-weight="normal" officeooo:rsid="0020bbfa" officeooo:paragraph-rsid="00223d6d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italic" fo:font-weight="normal" officeooo:rsid="0020bbfa" officeooo:paragraph-rsid="0022ea12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italic" fo:font-weight="normal" officeooo:rsid="001f7efc" officeooo:paragraph-rsid="001def06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0bbfa" officeooo:paragraph-rsid="0020bbfa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32988" officeooo:paragraph-rsid="002847de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8pt" fo:font-weight="bold" officeooo:rsid="00287fb0" officeooo:paragraph-rsid="00025431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287fb0" officeooo:paragraph-rsid="00053ba8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0d59a9" officeooo:paragraph-rsid="00048923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105ea8" officeooo:paragraph-rsid="00048923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0pt" fo:font-style="italic" fo:font-weight="normal" officeooo:rsid="0012be63" officeooo:paragraph-rsid="0011ace5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italic" fo:font-weight="normal" officeooo:rsid="0020bbfa" officeooo:paragraph-rsid="002847de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italic" fo:font-weight="normal" officeooo:rsid="0020bbfa" officeooo:paragraph-rsid="001def06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weight="bold" officeooo:rsid="00032988" officeooo:paragraph-rsid="00032988" style:font-size-asian="14pt" style:font-weight-asian="bold" style:font-size-complex="14pt" style:font-weight-complex="bold"/>
    </style:style>
    <style:style style:name="T1" style:family="text">
      <style:text-properties officeooo:rsid="00069741"/>
    </style:style>
    <style:style style:name="T2" style:family="text">
      <style:text-properties officeooo:rsid="000d59a9"/>
    </style:style>
    <style:style style:name="T3" style:family="text">
      <style:text-properties officeooo:rsid="000dc7ab"/>
    </style:style>
    <style:style style:name="T4" style:family="text">
      <style:text-properties officeooo:rsid="000eff90"/>
    </style:style>
    <style:style style:name="T5" style:family="text">
      <style:text-properties officeooo:rsid="0012be63"/>
    </style:style>
    <style:style style:name="T6" style:family="text">
      <style:text-properties officeooo:rsid="001580b4"/>
    </style:style>
    <style:style style:name="T7" style:family="text">
      <style:text-properties officeooo:rsid="001def06"/>
    </style:style>
    <style:style style:name="T8" style:family="text">
      <style:text-properties officeooo:rsid="001f7ef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f7efc" style:font-style-asian="italic" style:font-style-complex="italic"/>
    </style:style>
    <style:style style:name="T11" style:family="text">
      <style:text-properties officeooo:rsid="00223d6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Olden Benchmarks Suite</text:p>
      <text:p text:style-name="P29">Bisort</text:p>
      <text:p text:style-name="P15">Benchmark</text:p>
      <text:p text:style-name="P3"/>
      <text:p text:style-name="P30">Bitonic sorting algorithm implementation</text:p>
      <text:p text:style-name="P1"/>
      <text:p text:style-name="P12">Computational method</text:p>
      <text:p text:style-name="P6"/>
      <text:p text:style-name="P6"/>
      <text:p text:style-name="P6"><text:s text:c="2"/></text:p>
      <text:p text:style-name="P13">Implementation details</text:p>
      <text:p text:style-name="P13"/>
      <text:p text:style-name="P13"/>
      <text:p text:style-name="P31"/>
      <text:p text:style-name="P16">Feasibility results</text:p>
      <text:p text:style-name="P14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4:20:39.342885420</meta:creation-date>
    <dc:date>2019-11-14T10:59:05.371106491</dc:date>
    <meta:editing-duration>PT21H49M40S</meta:editing-duration>
    <meta:editing-cycles>16</meta:editing-cycles>
    <meta:generator>LibreOffice/6.1.4.2$Linux_X86_64 LibreOffice_project/10$Build-2</meta:generator>
    <meta:document-statistic meta:table-count="0" meta:image-count="0" meta:object-count="0" meta:page-count="1" meta:paragraph-count="8" meta:word-count="15" meta:character-count="140" meta:non-whitespace-character-count="130"/>
  </office:meta>
</office:document-meta>
</file>